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879" officeooo:paragraph-rsid="001c0879"/>
    </style:style>
    <style:style style:name="P2" style:family="paragraph" style:parent-style-name="Standard">
      <style:text-properties officeooo:rsid="001ea856" officeooo:paragraph-rsid="001ea856"/>
    </style:style>
    <style:style style:name="P3" style:family="paragraph" style:parent-style-name="Standard">
      <style:text-properties officeooo:rsid="002242c6" officeooo:paragraph-rsid="002242c6"/>
    </style:style>
    <style:style style:name="P4" style:family="paragraph" style:parent-style-name="Standard">
      <style:text-properties officeooo:rsid="0022567c" officeooo:paragraph-rsid="0022567c"/>
    </style:style>
    <style:style style:name="P5" style:family="paragraph" style:parent-style-name="Standard">
      <style:text-properties fo:font-weight="bold" officeooo:rsid="0022567c" officeooo:paragraph-rsid="0022567c" style:font-weight-asian="bold" style:font-weight-complex="bold"/>
    </style:style>
    <style:style style:name="P6" style:family="paragraph" style:parent-style-name="Standard">
      <style:text-properties fo:font-weight="bold" officeooo:rsid="0022fade" officeooo:paragraph-rsid="0022fade" style:font-weight-asian="bold" style:font-weight-complex="bold"/>
    </style:style>
    <style:style style:name="P7" style:family="paragraph" style:parent-style-name="Standard">
      <style:text-properties fo:font-weight="bold" officeooo:rsid="0025d818" officeooo:paragraph-rsid="0025d818" style:font-weight-asian="bold" style:font-weight-complex="bold"/>
    </style:style>
    <style:style style:name="P8" style:family="paragraph" style:parent-style-name="Standard">
      <style:text-properties fo:font-weight="bold" officeooo:rsid="0027202d" officeooo:paragraph-rsid="0027202d" style:font-weight-asian="bold" style:font-weight-complex="bold"/>
    </style:style>
    <style:style style:name="P9" style:family="paragraph" style:parent-style-name="Standard">
      <style:text-properties fo:font-weight="bold" officeooo:rsid="0027f4bf" officeooo:paragraph-rsid="0027f4bf" style:font-weight-asian="bold" style:font-weight-complex="bold"/>
    </style:style>
    <style:style style:name="P10" style:family="paragraph" style:parent-style-name="Standard">
      <style:text-properties fo:font-weight="bold" officeooo:rsid="003ba9c1" officeooo:paragraph-rsid="003ba9c1" style:font-weight-asian="bold" style:font-weight-complex="bold"/>
    </style:style>
    <style:style style:name="P11" style:family="paragraph" style:parent-style-name="Standard">
      <style:text-properties fo:font-weight="bold" officeooo:rsid="003ba9c1" officeooo:paragraph-rsid="00440709" style:font-weight-asian="bold" style:font-weight-complex="bold"/>
    </style:style>
    <style:style style:name="P12" style:family="paragraph" style:parent-style-name="Standard">
      <style:text-properties fo:font-weight="normal" officeooo:rsid="0022567c" officeooo:paragraph-rsid="0022567c" style:font-weight-asian="normal" style:font-weight-complex="normal"/>
    </style:style>
    <style:style style:name="P13" style:family="paragraph" style:parent-style-name="Standard">
      <style:text-properties fo:font-weight="normal" officeooo:rsid="0022fade" officeooo:paragraph-rsid="0022fade" style:font-weight-asian="normal" style:font-weight-complex="normal"/>
    </style:style>
    <style:style style:name="P14" style:family="paragraph" style:parent-style-name="Standard">
      <style:text-properties fo:font-weight="normal" officeooo:rsid="0025d818" officeooo:paragraph-rsid="0025d818" style:font-weight-asian="normal" style:font-weight-complex="normal"/>
    </style:style>
    <style:style style:name="P15" style:family="paragraph" style:parent-style-name="Standard">
      <style:text-properties fo:font-weight="normal" officeooo:rsid="0027202d" officeooo:paragraph-rsid="0027202d" style:font-weight-asian="normal" style:font-weight-complex="normal"/>
    </style:style>
    <style:style style:name="P16" style:family="paragraph" style:parent-style-name="Standard">
      <style:text-properties fo:font-weight="normal" officeooo:rsid="0027f4bf" officeooo:paragraph-rsid="0027f4bf" style:font-weight-asian="normal" style:font-weight-complex="normal"/>
    </style:style>
    <style:style style:name="P17" style:family="paragraph" style:parent-style-name="Standard">
      <style:text-properties fo:font-weight="normal" officeooo:rsid="0027f4bf" officeooo:paragraph-rsid="00440709" style:font-weight-asian="normal" style:font-weight-complex="normal"/>
    </style:style>
    <style:style style:name="P18" style:family="paragraph" style:parent-style-name="Standard">
      <style:text-properties fo:font-weight="normal" officeooo:rsid="003ba9c1" officeooo:paragraph-rsid="003ba9c1" style:font-weight-asian="normal" style:font-weight-complex="normal"/>
    </style:style>
    <style:style style:name="P19" style:family="paragraph" style:parent-style-name="Standard">
      <style:text-properties fo:font-weight="normal" officeooo:rsid="003ba9c1" officeooo:paragraph-rsid="00440709" style:font-weight-asian="normal" style:font-weight-complex="normal"/>
    </style:style>
    <style:style style:name="P20" style:family="paragraph" style:parent-style-name="Standard">
      <style:text-properties fo:font-weight="normal" officeooo:rsid="003ddc9a" officeooo:paragraph-rsid="00440709" style:font-weight-asian="normal" style:font-weight-complex="normal"/>
    </style:style>
    <style:style style:name="P21" style:family="paragraph" style:parent-style-name="Standard">
      <style:text-properties fo:font-weight="normal" officeooo:rsid="003d9cbf" officeooo:paragraph-rsid="00440709" style:font-weight-asian="normal" style:font-weight-complex="normal"/>
    </style:style>
    <style:style style:name="P22" style:family="paragraph" style:parent-style-name="Standard">
      <style:text-properties officeooo:rsid="0022fade" officeooo:paragraph-rsid="0022fade"/>
    </style:style>
    <style:style style:name="P23" style:family="paragraph" style:parent-style-name="Standard">
      <style:text-properties officeooo:rsid="0022fade" officeooo:paragraph-rsid="00245e4c"/>
    </style:style>
    <style:style style:name="P24" style:family="paragraph" style:parent-style-name="Standard">
      <style:text-properties officeooo:rsid="0022fade" officeooo:paragraph-rsid="002a68b2"/>
    </style:style>
    <style:style style:name="P25" style:family="paragraph" style:parent-style-name="Standard">
      <style:text-properties officeooo:rsid="0022fade" officeooo:paragraph-rsid="00387b36"/>
    </style:style>
    <style:style style:name="P26" style:family="paragraph" style:parent-style-name="Standard">
      <style:text-properties officeooo:rsid="0022fade" officeooo:paragraph-rsid="003b140c"/>
    </style:style>
    <style:style style:name="P27" style:family="paragraph" style:parent-style-name="Standard">
      <style:text-properties officeooo:paragraph-rsid="0022fade"/>
    </style:style>
    <style:style style:name="P28" style:family="paragraph" style:parent-style-name="Standard">
      <style:text-properties officeooo:rsid="00281fd7" officeooo:paragraph-rsid="00281fd7"/>
    </style:style>
    <style:style style:name="P29" style:family="paragraph" style:parent-style-name="Standard">
      <style:text-properties officeooo:rsid="0029f15f" officeooo:paragraph-rsid="0029f15f"/>
    </style:style>
    <style:style style:name="P30" style:family="paragraph" style:parent-style-name="Standard">
      <style:text-properties officeooo:rsid="002c6129" officeooo:paragraph-rsid="002c6129"/>
    </style:style>
    <style:style style:name="P31" style:family="paragraph" style:parent-style-name="Standard">
      <style:text-properties officeooo:rsid="002c6129" officeooo:paragraph-rsid="002e076a"/>
    </style:style>
    <style:style style:name="P32" style:family="paragraph" style:parent-style-name="Standard">
      <style:text-properties officeooo:rsid="003e451d" officeooo:paragraph-rsid="003e451d"/>
    </style:style>
    <style:style style:name="P33" style:family="paragraph" style:parent-style-name="Standard">
      <style:text-properties officeooo:rsid="00245e4c" officeooo:paragraph-rsid="00245e4c"/>
    </style:style>
    <style:style style:name="P34" style:family="paragraph" style:parent-style-name="Standard">
      <style:text-properties officeooo:rsid="00245e4c" officeooo:paragraph-rsid="0041767e"/>
    </style:style>
    <style:style style:name="P35" style:family="paragraph" style:parent-style-name="Standard">
      <style:paragraph-properties fo:break-before="page"/>
      <style:text-properties officeooo:rsid="002242c6" officeooo:paragraph-rsid="002242c6"/>
    </style:style>
    <style:style style:name="P36" style:family="paragraph" style:parent-style-name="Standard">
      <style:text-properties officeooo:rsid="00282a69" officeooo:paragraph-rsid="00281fd7"/>
    </style:style>
    <style:style style:name="P37" style:family="paragraph" style:parent-style-name="Standard">
      <style:paragraph-properties fo:margin-top="0cm" fo:margin-bottom="0.499cm" loext:contextual-spacing="false"/>
      <style:text-properties officeooo:paragraph-rsid="0022fade"/>
    </style:style>
    <style:style style:name="T1" style:family="text">
      <style:text-properties officeooo:rsid="00208101"/>
    </style:style>
    <style:style style:name="T2" style:family="text">
      <style:text-properties officeooo:rsid="0022fade"/>
    </style:style>
    <style:style style:name="T3" style:family="text">
      <style:text-properties officeooo:rsid="00245e4c"/>
    </style:style>
    <style:style style:name="T4" style:family="text">
      <style:text-properties officeooo:rsid="0025d818"/>
    </style:style>
    <style:style style:name="T5" style:family="text">
      <style:text-properties officeooo:rsid="0027f4bf"/>
    </style:style>
    <style:style style:name="T6" style:family="text">
      <style:text-properties officeooo:rsid="002e076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5d818" style:font-weight-asian="normal" style:font-weight-complex="normal"/>
    </style:style>
    <style:style style:name="T9" style:family="text">
      <style:text-properties fo:font-weight="normal" officeooo:rsid="00322743" style:font-weight-asian="normal" style:font-weight-complex="normal"/>
    </style:style>
    <style:style style:name="T10" style:family="text">
      <style:text-properties fo:font-weight="normal" officeooo:rsid="0032683d" style:font-weight-asian="normal" style:font-weight-complex="normal"/>
    </style:style>
    <style:style style:name="T11" style:family="text">
      <style:text-properties fo:font-weight="normal" officeooo:rsid="0027f4bf" style:font-weight-asian="normal" style:font-weight-complex="normal"/>
    </style:style>
    <style:style style:name="T12" style:family="text">
      <style:text-properties fo:font-weight="normal" officeooo:rsid="0033a5d1" style:font-weight-asian="normal" style:font-weight-complex="normal"/>
    </style:style>
    <style:style style:name="T13" style:family="text">
      <style:text-properties fo:font-weight="normal" officeooo:rsid="0035ebbf" style:font-weight-asian="normal" style:font-weight-complex="normal"/>
    </style:style>
    <style:style style:name="T14" style:family="text">
      <style:text-properties fo:font-weight="normal" officeooo:rsid="003b140c" style:font-weight-asian="normal" style:font-weight-complex="normal"/>
    </style:style>
    <style:style style:name="T15" style:family="text">
      <style:text-properties fo:font-weight="normal" officeooo:rsid="003e451d" style:font-weight-asian="normal" style:font-weight-complex="normal"/>
    </style:style>
    <style:style style:name="T16" style:family="text">
      <style:text-properties officeooo:rsid="002f80bf"/>
    </style:style>
    <style:style style:name="T17" style:family="text">
      <style:text-properties officeooo:rsid="00373474"/>
    </style:style>
    <style:style style:name="T18" style:family="text">
      <style:text-properties officeooo:rsid="003b140c"/>
    </style:style>
    <style:style style:name="T19" style:family="text">
      <style:text-properties officeooo:rsid="003e451d"/>
    </style:style>
    <style:style style:name="T20" style:family="text">
      <style:text-properties officeooo:rsid="003fceff"/>
    </style:style>
    <style:style style:name="T21" style:family="text">
      <style:text-properties officeooo:rsid="00414a2b"/>
    </style:style>
    <style:style style:name="T22" style:family="text">
      <style:text-properties officeooo:rsid="00436885"/>
    </style:style>
    <style:style style:name="T23" style:family="text">
      <style:text-properties officeooo:rsid="00449da1"/>
    </style:style>
    <style:style style:name="T24" style:family="text">
      <style:text-properties officeooo:rsid="004732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rimeiro passo</text:p>
      <text:p text:style-name="P2"/>
      <text:p text:style-name="P2"><text:span text:style-name="T2">Instalar o sistema</text:span>: Linux Mint 1<text:span text:style-name="T23">8</text:span> “<text:span text:style-name="T23">Sarah</text:span>” <text:span text:style-name="T23">MATE</text:span> (64-bit)</text:p>
      <text:p text:style-name="P1"/>
      <text:p text:style-name="P32">Particionar</text:p>
      <text:p text:style-name="P32">- 1<text:span text:style-name="T23"> </text:span>Gb – <text:span text:style-name="T23">SWAP</text:span></text:p>
      <text:p text:style-name="P32">- 20 Gb – sistema ( / – ext4 )</text:p>
      <text:p text:style-name="P32">- restante Gb – pasta usuário ( /home – ext4)</text:p>
      <text:p text:style-name="P1"/>
      <text:p text:style-name="P1">Usuário root <text:span text:style-name="T24">(adicionado durante a instalação)</text:span>:</text:p>
      <text:p text:style-name="Standard">- nome: ufop</text:p>
      <text:p text:style-name="P37">- senha: ufopemrd <text:span text:style-name="T19">(deixar a opção solicitar senha para entrar marcada)</text:span></text:p>
      <text:p text:style-name="P27"><text:span text:style-name="T24">Depois da instalação adicionar u</text:span>suário <text:span text:style-name="T24">estudante (adicionado depois da instalação, # adduser estudante)</text:span>:</text:p>
      <text:p text:style-name="Standard">- nome: estudante</text:p>
      <text:p text:style-name="Standard">- senha: estudante</text:p>
      <text:p text:style-name="Standard"/>
      <text:p text:style-name="Standard"/>
      <text:p text:style-name="Standard"/>
      <text:p text:style-name="P22">Desmarcar a opção para mostrar “Tela de Boas Vindas”.</text:p>
      <text:p text:style-name="P28">Remover o terminal do painel.</text:p>
      <text:p text:style-name="P36"/>
      <text:p text:style-name="P29">Colocar o “tamanho da linha (pixels):” <text:span text:style-name="T17">do painel</text:span> no valor 40</text:p>
      <text:p text:style-name="P28"/>
      <text:p text:style-name="P22">Adicionar o usuário estudante, com senha estudante:</text:p>
      <text:p text:style-name="P22">ufop # adduser estudante</text:p>
      <text:p text:style-name="Standard"/>
      <text:p text:style-name="P34">Instalar os programas <text:span text:style-name="T21">( arquivo rd.sh)</text:span>: <text:span text:style-name="T21"># bash rd.sh</text:span></text:p>
      <text:p text:style-name="P33"/>
      <text:p text:style-name="P26">ufop # <text:span text:style-name="T3">apt-get install inkscape dia xsane blender tuxpaint xaos k</text:span><text:span text:style-name="T7">stars</text:span><text:span text:style-name="T3"> k</text:span><text:span text:style-name="T7">alzium</text:span><text:span text:style-name="T3"> a</text:span><text:span text:style-name="T7">tomix</text:span><text:span text:style-name="T3"> kt</text:span><text:span text:style-name="T8">urtle</text:span><text:span text:style-name="T3"> k</text:span><text:span text:style-name="T8">ig </text:span><text:span text:style-name="T3">k</text:span><text:span text:style-name="T8">m</text:span><text:span text:style-name="T9">p</text:span><text:span text:style-name="T8">lot </text:span><text:span text:style-name="T3">kb</text:span><text:span text:style-name="T8">ruch</text:span><text:span text:style-name="T3"> t</text:span><text:span text:style-name="T8">ux</text:span><text:span text:style-name="T10">m</text:span><text:span text:style-name="T8">ath </text:span><text:span text:style-name="T12">kh</text:span><text:span text:style-name="T11">ang</text:span><text:span text:style-name="T12">m</text:span><text:span text:style-name="T11">an </text:span><text:span text:style-name="T13">gc</text:span><text:span text:style-name="T11">ompris </text:span><text:span text:style-name="T14">klavaro -</text:span><text:span text:style-name="T15">y</text:span></text:p>
      <text:p text:style-name="P23"/>
      <text:p text:style-name="P24">ufop # <text:span text:style-name="T3">apt-get update</text:span></text:p>
      <text:p text:style-name="P24">ufop # <text:span text:style-name="T3">apt-get upgrade</text:span></text:p>
      <text:p text:style-name="Standard"/>
      <text:p text:style-name="P30"><text:span text:style-name="T2">ufop # </text:span>apt-get autoclean &amp;&amp; sudo apt-get autoremove</text:p>
      <text:p text:style-name="P30"/>
      <text:p text:style-name="P30"><text:span text:style-name="T2">ufop # </text:span>rm -rf /var/cache/apt/archives/*.deb</text:p>
      <text:p text:style-name="P30"/>
      <text:p text:style-name="P31">Verificar tamanho para gerar o dvd, <text:span text:style-name="T6">o comando df mostra o espaço livre/ocupado de cada partição</text:span>:</text:p>
      <text:p text:style-name="P31">-<text:span text:style-name="T6">m : lista em Mbytes</text:span></text:p>
      <text:p text:style-name="P31">-<text:span text:style-name="T16">h : escreve as unidades</text:span></text:p>
      <text:p text:style-name="P31"><text:span text:style-name="T2">ufop </text:span>$<text:span text:style-name="T2"> </text:span>df -t ext4 -m</text:p>
      <text:p text:style-name="P30"/>
      <text:p text:style-name="P25">ufop # <text:span text:style-name="T3">apt-get update</text:span></text:p>
      <text:p text:style-name="P25">ufop # <text:span text:style-name="T3">apt-get upgrade</text:span></text:p>
      <text:p text:style-name="P25"/>
      <text:p text:style-name="P11">Instalar o Systemback, para gerar o pen-drive de instalação <text:span text:style-name="T20">(.iso)</text:span></text:p>
      <text:p text:style-name="P17"/>
      <text:p text:style-name="P19"><text:span text:style-name="T22"># </text:span>apt-add-repository ppa:nemh/systemback</text:p>
      <text:p text:style-name="P19"><text:span text:style-name="T22">#</text:span> apt-get update</text:p>
      <text:p text:style-name="P19"><text:soft-page-break/><text:span text:style-name="T22">#</text:span> apt-get install systemback</text:p>
      <text:p text:style-name="P19"/>
      <text:p text:style-name="P11">Referências</text:p>
      <text:p text:style-name="P19"/>
      <text:p text:style-name="P21">http://linuxeducacional.c3sl.ufpr.br/LE4/instalacao.html</text:p>
      <text:p text:style-name="P19"/>
      <text:p text:style-name="P19">http://www.linuxdescomplicado.com.br/2013/10/saiba-como-criar-um-ponto-de.html</text:p>
      <text:p text:style-name="P19"/>
      <text:p text:style-name="P20">http://www.techrepublic.com/article/create-a-live-system-iso-for-your-ubuntu-based-linux-machines-using-systemback/</text:p>
      <text:p text:style-name="P19"/>
      <text:p text:style-name="P20">https://www.unixmen.com/systemback-restore-linux-system-previous-state/</text:p>
      <text:p text:style-name="P19"/>
      <text:p text:style-name="P19">http://www.ubuntudicas.com.br/2013/11/systemback-ponto-restauracao-ubuntu/</text:p>
      <text:p text:style-name="P30"/>
      <text:p text:style-name="P3"/>
      <text:p text:style-name="P35">Programas instalados:</text:p>
      <text:p text:style-name="P3"/>
      <text:p text:style-name="P5">Office</text:p>
      <text:p text:style-name="P4"><text:tab/>Writer: editor de texto</text:p>
      <text:p text:style-name="P4"><text:tab/>Calc: planilha</text:p>
      <text:p text:style-name="P4"><text:tab/>Impress: apresentação</text:p>
      <text:p text:style-name="P4"><text:tab/>Base: banco de dados</text:p>
      <text:p text:style-name="P4"><text:tab/>Draw: diagramas</text:p>
      <text:p text:style-name="P4"><text:tab/>Math: editor de fórmulas matemáticas</text:p>
      <text:p text:style-name="P5">Navegador Web</text:p>
      <text:p text:style-name="P12"><text:tab/>Mozilla Firefox</text:p>
      <text:p text:style-name="P5">Gráficos <text:span text:style-name="T4">e Desenho</text:span></text:p>
      <text:p text:style-name="P12"><text:tab/>Dia: diagramas e fluxogramas</text:p>
      <text:p text:style-name="P12"><text:tab/>Xsane: utilizar interface scanner</text:p>
      <text:p text:style-name="P12"><text:tab/>Blender: modelagem 3D e animação</text:p>
      <text:p text:style-name="P12"><text:tab/>GIMP: edição de imagem</text:p>
      <text:p text:style-name="P12"><text:tab/>Inkscape: desenho vetorial</text:p>
      <text:p text:style-name="P12"><text:tab/><text:span text:style-name="T4">TuxPaint: desenho destinado a crianças</text:span></text:p>
      <text:p text:style-name="P12"><text:tab/><text:span text:style-name="T4">XaoS: gerador de fractais</text:span></text:p>
      <text:p text:style-name="P6">Ciência</text:p>
      <text:p text:style-name="P13"><text:tab/>Kstars: planetário</text:p>
      <text:p text:style-name="P13"><text:tab/>Kalzium: tabela periódica</text:p>
      <text:p text:style-name="P13"><text:tab/>Atomix: <text:span text:style-name="T4">jogo montar molécula</text:span></text:p>
      <text:p text:style-name="P7">Matemática</text:p>
      <text:p text:style-name="P14"><text:tab/>KTurtle: ensinar noção básica de programação</text:p>
      <text:p text:style-name="P14"><text:tab/>Kig: criar construções geométricas</text:p>
      <text:p text:style-name="P14"><text:tab/>KmPlot: função gráfica de matemáticas</text:p>
      <text:p text:style-name="P14"><text:tab/>KBruch: cálculo envolvendo frações</text:p>
      <text:p text:style-name="P14"><text:tab/>TuxMath: jogo de problemas aritméticos</text:p>
      <text:p text:style-name="P8">Idiomas</text:p>
      <text:p text:style-name="P15"><text:tab/><text:span text:style-name="T5">KHangMan: jogo da forca</text:span></text:p>
      <text:p text:style-name="P9">Competências básicas</text:p>
      <text:p text:style-name="P16"><text:tab/><text:span text:style-name="T18">Klavaro</text:span>: aprender digitação</text:p>
      <text:p text:style-name="P16"><text:tab/>GCompris: 80 jogos e atividades educacionais em idade 4-10</text:p>
      <text:p text:style-name="P16"/>
      <text:p text:style-name="P1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4:49:19.626235618</meta:creation-date>
    <dc:date>2016-07-02T11:43:51.551461315</dc:date>
    <meta:editing-duration>PT6H27M27S</meta:editing-duration>
    <meta:editing-cycles>46</meta:editing-cycles>
    <meta:generator>LibreOffice/5.0.3.2$Linux_X86_64 LibreOffice_project/00m0$Build-2</meta:generator>
    <meta:document-statistic meta:table-count="0" meta:image-count="0" meta:object-count="0" meta:page-count="3" meta:paragraph-count="72" meta:word-count="337" meta:character-count="2589" meta:non-whitespace-character-count="2294"/>
  </office:meta>
</office:document-meta>
</file>